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Tag.onWriteTa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getBin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assertUnderSelec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getLabelValue( Object resolve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Tag.renderFromBodyContent( BodyContent bodyContent ,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Tag.remove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Tag.renderDefaultContent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Tag.resol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expos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renderOption( Object value , String label ,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auto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isSelected( Object resolv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getSelec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